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50000040CB8BB974B9C1457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0.162cm" draw:z-index="0"><draw:image xlink:href="Pictures/10000001000006C50000040CB8BB974B9C1457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09:54:49.820000000</meta:creation-date>
    <dc:date>2023-10-17T10:12:23.915000000</dc:date>
    <meta:editing-duration>PT17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6.2$Windows_X86_64 LibreOffice_project/5b1f5509c2decdade7fda905e3e1429a67acd63d</meta:generator>
  </office:meta>
</office:document-meta>
</file>